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5cm"/>
    </style:style>
    <style:style style:name="co4" style:family="table-column">
      <style:table-column-properties fo:break-before="auto" style:column-width="3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eamsizes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Dish Diameter</text:p>
          </table:table-cell>
          <table:table-cell office:value-type="float" office:value="6.1">
            <text:p>6.1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Frequency</text:p>
          </table:table-cell>
          <table:table-cell table:style-name="ce1" office:value-type="float" office:value="5000000000">
            <text:p>5.00E+009</text:p>
          </table:table-cell>
          <table:table-cell office:value-type="string">
            <text:p>Hz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1" office:value-type="float" office:value="300000000">
            <text:p>3.00E+008</text:p>
          </table:table-cell>
          <table:table-cell table:number-columns-repeated="3"/>
        </table:table-row>
        <table:table-row table:style-name="ro1">
          <table:table-cell office:value-type="string">
            <text:p>Wavelength</text:p>
          </table:table-cell>
          <table:table-cell table:formula="of:=[.B6]/[.B5]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office:value-type="string">
            <text:p>HPBW</text:p>
          </table:table-cell>
          <table:table-cell table:formula="of:=1.2*[.B7]/[.B4]" office:value-type="float" office:value="0.0118032786885246">
            <text:p>0.0118032786885246</text:p>
          </table:table-cell>
          <table:table-cell office:value-type="string">
            <text:p>radians</text:p>
          </table:table-cell>
          <table:table-cell table:number-columns-repeated="2"/>
        </table:table-row>
        <table:table-row table:style-name="ro1">
          <table:table-cell office:value-type="string">
            <text:p>HPBW(deg)</text:p>
          </table:table-cell>
          <table:table-cell table:formula="of:=DEGREES([.B8])" office:value-type="float" office:value="0.676278053269168">
            <text:p>0.676278053269168</text:p>
          </table:table-cell>
          <table:table-cell table:number-columns-repeated="3"/>
        </table:table-row>
        <table:table-row table:style-name="ro1">
          <table:table-cell office:value-type="string">
            <text:p>HPBW arcomiutes</text:p>
          </table:table-cell>
          <table:table-cell table:formula="of:=[.B9]*60" office:value-type="float" office:value="40.5766831961501">
            <text:p>40.5766831961501</text:p>
          </table:table-cell>
          <table:table-cell table:number-columns-repeated="2"/>
          <table:table-cell table:style-name="ce2" office:value-type="string">
            <text:p><text:a xlink:href="http://www.atnf.csiro.au/research/radio-school/2011/talks/CondonContinuum2011.pdf">http://www.atnf.csiro.au/research/radio-school/2011/talks/CondonContinuum2011.pdf</text:a>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nfusion noise</text:p>
          </table:table-cell>
          <table:table-cell table:formula="of:=0.2*([.B5]/1000000000)^(-0.7)*[.B10]^2" office:value-type="float" office:value="106.734318401442">
            <text:p>106.73431840144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nd in K</text:p>
          </table:table-cell>
          <table:table-cell table:formula="of:=1.36*([.B7]*100)^2*[.B13]/(([.B10]*60)^2)" office:value-type="float" office:value="0.000881637188600863">
            <text:p>0.000881637188600863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>
            <text:p>Dish Diameter</text:p>
          </table:table-cell>
          <table:table-cell office:value-type="float" office:value="6.1">
            <text:p>6.1</text:p>
          </table:table-cell>
          <table:table-cell table:number-columns-repeated="3"/>
        </table:table-row>
        <table:table-row table:style-name="ro1">
          <table:table-cell office:value-type="string">
            <text:p>Frequency</text:p>
          </table:table-cell>
          <table:table-cell table:style-name="ce1" office:value-type="float" office:value="5000000000">
            <text:p>5.00E+00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office:value-type="float" office:value="300000000">
            <text:p>3.00E+008</text:p>
          </table:table-cell>
          <table:table-cell table:number-columns-repeated="3"/>
        </table:table-row>
        <table:table-row table:style-name="ro1">
          <table:table-cell office:value-type="string">
            <text:p>Wavelength</text:p>
          </table:table-cell>
          <table:table-cell table:formula="of:=[.B26]/[.B25]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office:value-type="string">
            <text:p>HPBW</text:p>
          </table:table-cell>
          <table:table-cell table:formula="of:=1.2*[.B27]/[.B24]" office:value-type="float" office:value="0.0118032786885246">
            <text:p>0.0118032786885246</text:p>
          </table:table-cell>
          <table:table-cell table:number-columns-repeated="3"/>
        </table:table-row>
        <table:table-row table:style-name="ro1">
          <table:table-cell office:value-type="string">
            <text:p>HPBW(deg)</text:p>
          </table:table-cell>
          <table:table-cell table:formula="of:=DEGREES([.B28])" office:value-type="float" office:value="0.676278053269168">
            <text:p>0.676278053269168</text:p>
          </table:table-cell>
          <table:table-cell table:number-columns-repeated="3"/>
        </table:table-row>
        <table:table-row table:style-name="ro1">
          <table:table-cell office:value-type="string">
            <text:p>HPBW arcomiutes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nfusion Limit</text:p>
          </table:table-cell>
          <table:table-cell table:formula="of:=(1.4)^(-0.7)*[.B30]^2" office:value-type="float" office:value="113.781817606628">
            <text:p>113.78181760662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07/11/2011</text:date>, <text:time>09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Copley</meta:initial-creator>
    <meta:creation-date>2011-11-02T12:11:03</meta:creation-date>
    <meta:generator>OpenOffice.org/3.2$Unix OpenOffice.org_project/320m12$Build-9483</meta:generator>
    <dc:date>2011-11-07T09:52:47</dc:date>
    <dc:creator>Charles Copley</dc:creator>
    <meta:editing-duration>PT23H58M54S</meta:editing-duration>
    <meta:editing-cycles>5</meta:editing-cycles>
    <meta:document-statistic meta:table-count="3" meta:cell-count="38" meta:object-count="0"/>
  </office:meta>
</office:document-meta>
</file>